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0a5fc8" officeooo:paragraph-rsid="000a5fc8"/>
    </style:style>
    <style:style style:name="P2" style:family="paragraph" style:parent-style-name="Preformatted_20_Text">
      <style:text-properties officeooo:rsid="000a5fc8" officeooo:paragraph-rsid="000a5fc8"/>
    </style:style>
    <style:style style:name="P3" style:family="paragraph" style:parent-style-name="Standard">
      <style:text-properties style:font-name="Arial" fo:font-weight="bold" officeooo:rsid="000a5fc8" officeooo:paragraph-rsid="000a5fc8" style:font-weight-asian="bold" style:font-weight-complex="bold"/>
    </style:style>
    <style:style style:name="P4" style:family="paragraph" style:parent-style-name="Standard">
      <style:text-properties style:font-name="Arial" fo:font-weight="bold" officeooo:rsid="0022a689" officeooo:paragraph-rsid="00231bd3" style:font-weight-asian="bold" style:font-weight-complex="bold"/>
    </style:style>
    <style:style style:name="P5" style:family="paragraph" style:parent-style-name="Preformatted_20_Text">
      <style:paragraph-properties fo:margin-left="1.251cm" fo:margin-right="0cm" fo:text-indent="0cm" style:auto-text-indent="false"/>
      <style:text-properties style:font-name="Arial" fo:font-weight="bold" officeooo:rsid="0019e4be" officeooo:paragraph-rsid="001b444f" style:font-weight-asian="bold" style:font-weight-complex="bold"/>
    </style:style>
    <style:style style:name="P6" style:family="paragraph" style:parent-style-name="Standard">
      <style:paragraph-properties fo:margin-left="0cm" fo:margin-right="0cm" fo:text-indent="0cm" style:auto-text-indent="false"/>
      <style:text-properties style:font-name="Arial" fo:font-weight="bold" officeooo:rsid="0019e4be" officeooo:paragraph-rsid="0019e4be" style:font-weight-asian="bold" style:font-weight-complex="bold"/>
    </style:style>
    <style:style style:name="P7" style:family="paragraph" style:parent-style-name="Standard">
      <style:paragraph-properties fo:margin-left="0cm" fo:margin-right="0cm" fo:text-indent="0cm" style:auto-text-indent="false" fo:break-before="page"/>
      <style:text-properties style:font-name="Arial" fo:font-weight="bold" officeooo:rsid="0021f5be" officeooo:paragraph-rsid="0021f5be" style:font-weight-asian="bold" style:font-weight-complex="bold"/>
    </style:style>
    <style:style style:name="P8" style:family="paragraph" style:parent-style-name="Standard">
      <style:text-properties style:font-name="Arial" fo:font-size="12pt" fo:font-weight="bold" officeooo:rsid="00231bd3" officeooo:paragraph-rsid="00231bd3" style:font-size-asian="12pt" style:font-weight-asian="bold" style:font-size-complex="12pt" style:font-weight-complex="bold"/>
    </style:style>
    <style:style style:name="P9" style:family="paragraph" style:parent-style-name="Standard">
      <style:text-properties style:font-name="Arial" fo:font-size="12pt" fo:font-weight="bold" officeooo:rsid="002c695b" officeooo:paragraph-rsid="002c695b" style:font-size-asian="12pt" style:font-weight-asian="bold" style:font-size-complex="12pt" style:font-weight-complex="bold"/>
    </style:style>
    <style:style style:name="P10" style:family="paragraph" style:parent-style-name="Standard">
      <style:text-properties style:font-name="Arial" fo:font-size="12pt" fo:font-weight="bold" officeooo:rsid="002d9376" officeooo:paragraph-rsid="002d9376" style:font-size-asian="12pt" style:font-weight-asian="bold" style:font-size-complex="12pt" style:font-weight-complex="bold"/>
    </style:style>
    <style:style style:name="P11" style:family="paragraph" style:parent-style-name="Standard">
      <style:text-properties style:font-name="Arial" fo:font-size="12pt" fo:font-weight="bold" officeooo:rsid="003300e4" officeooo:paragraph-rsid="003300e4" style:font-size-asian="12pt" style:font-weight-asian="bold" style:font-size-complex="12pt" style:font-weight-complex="bold"/>
    </style:style>
    <style:style style:name="P12" style:family="paragraph" style:parent-style-name="Standard">
      <style:text-properties style:font-name="Arial" fo:font-size="12pt" fo:font-weight="bold" officeooo:rsid="003450ea" officeooo:paragraph-rsid="003450ea" style:font-size-asian="12pt" style:font-weight-asian="bold" style:font-size-complex="12pt" style:font-weight-complex="bold"/>
    </style:style>
    <style:style style:name="P13" style:family="paragraph" style:parent-style-name="Standard">
      <style:text-properties style:font-name="Arial" fo:font-size="12pt" style:text-underline-style="solid" style:text-underline-width="auto" style:text-underline-color="font-color" fo:font-weight="bold" officeooo:rsid="00269aca" officeooo:paragraph-rsid="00269aca"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style:text-properties style:font-name="Arial" fo:font-size="12pt" style:text-underline-style="solid" style:text-underline-width="auto" style:text-underline-color="font-color" fo:font-weight="bold" officeooo:rsid="001bbc9f" officeooo:paragraph-rsid="001bbc9f" style:font-size-asian="12pt" style:font-weight-asian="bold" style:font-size-complex="12pt" style:font-weight-complex="bold"/>
    </style:style>
    <style:style style:name="P15" style:family="paragraph" style:parent-style-name="Standard">
      <style:paragraph-properties fo:margin-left="0cm" fo:margin-right="0cm" fo:text-indent="0cm" style:auto-text-indent="false"/>
      <style:text-properties style:font-name="Arial" fo:font-size="6pt" officeooo:paragraph-rsid="001760b7" style:font-size-asian="6pt" style:font-size-complex="6pt"/>
    </style:style>
    <style:style style:name="P16" style:family="paragraph" style:parent-style-name="Standard">
      <style:paragraph-properties fo:margin-left="0cm" fo:margin-right="0cm" fo:text-indent="0cm" style:auto-text-indent="false"/>
      <style:text-properties style:font-name="Arial" fo:font-size="6pt" style:text-underline-style="solid" style:text-underline-width="auto" style:text-underline-color="font-color" fo:font-weight="bold" officeooo:rsid="001bbc9f" officeooo:paragraph-rsid="001bbc9f" style:font-size-asian="6pt" style:font-weight-asian="bold" style:font-size-complex="6pt" style:font-weight-complex="bold"/>
    </style:style>
    <style:style style:name="P17" style:family="paragraph" style:parent-style-name="Standard">
      <style:text-properties officeooo:paragraph-rsid="000d16c4"/>
    </style:style>
    <style:style style:name="P18" style:family="paragraph" style:parent-style-name="Preformatted_20_Text">
      <style:paragraph-properties fo:margin-left="1.251cm" fo:margin-right="0cm" fo:text-indent="0cm" style:auto-text-indent="false"/>
      <style:text-properties officeooo:paragraph-rsid="000d16c4"/>
    </style:style>
    <style:style style:name="P19" style:family="paragraph" style:parent-style-name="Preformatted_20_Text">
      <style:text-properties officeooo:paragraph-rsid="000d16c4"/>
    </style:style>
    <style:style style:name="P20" style:family="paragraph" style:parent-style-name="Standard">
      <style:text-properties officeooo:paragraph-rsid="000e289f"/>
    </style:style>
    <style:style style:name="P21" style:family="paragraph" style:parent-style-name="Text_20_body">
      <style:text-properties officeooo:paragraph-rsid="000e289f"/>
    </style:style>
    <style:style style:name="P22" style:family="paragraph" style:parent-style-name="Standard">
      <style:paragraph-properties fo:break-before="page"/>
      <style:text-properties officeooo:paragraph-rsid="000e289f"/>
    </style:style>
    <style:style style:name="P23" style:family="paragraph" style:parent-style-name="Standard">
      <style:text-properties officeooo:paragraph-rsid="0013af83"/>
    </style:style>
    <style:style style:name="P24" style:family="paragraph" style:parent-style-name="Preformatted_20_Text">
      <style:text-properties officeooo:paragraph-rsid="0013af83"/>
    </style:style>
    <style:style style:name="P25" style:family="paragraph" style:parent-style-name="Standard">
      <style:text-properties officeooo:paragraph-rsid="0016c07b"/>
    </style:style>
    <style:style style:name="P26" style:family="paragraph" style:parent-style-name="Standard">
      <style:text-properties officeooo:paragraph-rsid="0022a689"/>
    </style:style>
    <style:style style:name="P27" style:family="paragraph" style:parent-style-name="Preformatted_20_Text">
      <style:text-properties officeooo:paragraph-rsid="0022a689"/>
    </style:style>
    <style:style style:name="P28" style:family="paragraph" style:parent-style-name="Standard">
      <style:text-properties officeooo:rsid="00231bd3" officeooo:paragraph-rsid="00231bd3"/>
    </style:style>
    <style:style style:name="P29" style:family="paragraph" style:parent-style-name="Preformatted_20_Text">
      <style:text-properties officeooo:rsid="00231bd3" officeooo:paragraph-rsid="00231bd3"/>
    </style:style>
    <style:style style:name="P30" style:family="paragraph" style:parent-style-name="Standard">
      <style:text-properties officeooo:rsid="00269aca" officeooo:paragraph-rsid="00269aca"/>
    </style:style>
    <style:style style:name="P31" style:family="paragraph" style:parent-style-name="Standard">
      <style:text-properties fo:font-size="6pt" officeooo:rsid="00269aca" officeooo:paragraph-rsid="00269aca" style:font-size-asian="6pt" style:font-size-complex="6pt"/>
    </style:style>
    <style:style style:name="P32" style:family="paragraph" style:parent-style-name="Standard">
      <style:text-properties officeooo:rsid="002b848e" officeooo:paragraph-rsid="002c0393"/>
    </style:style>
    <style:style style:name="P33" style:family="paragraph" style:parent-style-name="Standard">
      <style:text-properties style:font-name="Times New Roman" fo:font-weight="normal" officeooo:rsid="002d9376" officeooo:paragraph-rsid="002d9376" style:font-weight-asian="normal" style:font-weight-complex="normal"/>
    </style:style>
    <style:style style:name="P34" style:family="paragraph" style:parent-style-name="Standard">
      <style:text-properties style:font-name="Times New Roman" fo:font-size="12pt" officeooo:rsid="002c695b" officeooo:paragraph-rsid="002c695b" style:font-size-asian="12pt" style:font-size-complex="12pt"/>
    </style:style>
    <style:style style:name="P35" style:family="paragraph" style:parent-style-name="Standard">
      <style:text-properties style:font-name="Times New Roman" fo:font-size="12pt" fo:font-weight="normal" officeooo:rsid="002d9376" officeooo:paragraph-rsid="002d9376" style:font-size-asian="12pt" style:font-weight-asian="normal" style:font-size-complex="12pt" style:font-weight-complex="normal"/>
    </style:style>
    <style:style style:name="P36" style:family="paragraph" style:parent-style-name="Standard">
      <style:text-properties officeooo:paragraph-rsid="002d9376"/>
    </style:style>
    <style:style style:name="P37" style:family="paragraph" style:parent-style-name="Standard">
      <style:text-properties officeooo:paragraph-rsid="003300e4"/>
    </style:style>
    <style:style style:name="P38" style:family="paragraph" style:parent-style-name="Standard">
      <style:text-properties officeooo:rsid="003450ea" officeooo:paragraph-rsid="003450ea"/>
    </style:style>
    <style:style style:name="P39" style:family="paragraph" style:parent-style-name="Standard">
      <style:text-properties fo:font-size="12pt" officeooo:rsid="0021f5be" officeooo:paragraph-rsid="0021f5be" style:font-size-asian="12pt" style:font-size-complex="12pt"/>
    </style:style>
    <style:style style:name="P40" style:family="paragraph" style:parent-style-name="Standard">
      <style:paragraph-properties fo:margin-left="0cm" fo:margin-right="0cm" fo:text-indent="0cm" style:auto-text-indent="false"/>
      <style:text-properties fo:font-size="12pt" officeooo:rsid="0021f5be" officeooo:paragraph-rsid="0021f5be" style:font-size-asian="12pt" style:font-size-complex="12pt"/>
    </style:style>
    <style:style style:name="P41" style:family="paragraph" style:parent-style-name="Standard">
      <style:text-properties fo:font-size="12pt" officeooo:rsid="00231bd3" officeooo:paragraph-rsid="0022a689" style:font-size-asian="12pt" style:font-size-complex="12pt"/>
    </style:style>
    <style:style style:name="P42" style:family="paragraph" style:parent-style-name="Standard">
      <style:text-properties fo:font-size="12pt" officeooo:rsid="00231bd3" officeooo:paragraph-rsid="00231bd3" style:font-size-asian="12pt" style:font-size-complex="12pt"/>
    </style:style>
    <style:style style:name="P43" style:family="paragraph" style:parent-style-name="Standard">
      <style:text-properties fo:font-size="12pt" officeooo:rsid="002c695b" officeooo:paragraph-rsid="002c695b" style:font-size-asian="12pt" style:font-size-complex="12pt"/>
    </style:style>
    <style:style style:name="P44" style:family="paragraph" style:parent-style-name="Standard">
      <style:text-properties fo:font-size="12pt" officeooo:paragraph-rsid="002d9376" style:font-size-asian="12pt" style:font-size-complex="12pt"/>
    </style:style>
    <style:style style:name="P45" style:family="paragraph" style:parent-style-name="Standard">
      <style:text-properties fo:font-size="12pt" officeooo:rsid="002d9376" officeooo:paragraph-rsid="002d9376" style:font-size-asian="12pt" style:font-size-complex="12pt"/>
    </style:style>
    <style:style style:name="P46" style:family="paragraph" style:parent-style-name="Standard">
      <style:text-properties fo:font-size="12pt" officeooo:rsid="003300e4" officeooo:paragraph-rsid="003300e4" style:font-size-asian="12pt" style:font-size-complex="12pt"/>
    </style:style>
    <style:style style:name="P47" style:family="paragraph" style:parent-style-name="Standard">
      <style:paragraph-properties fo:margin-left="0cm" fo:margin-right="0cm" fo:text-indent="0cm" style:auto-text-indent="false"/>
      <style:text-properties fo:font-size="12pt" officeooo:rsid="001bbc9f" officeooo:paragraph-rsid="001ca335" style:font-size-asian="12pt" style:font-size-complex="12pt"/>
    </style:style>
    <style:style style:name="P48" style:family="paragraph" style:parent-style-name="Standard">
      <style:paragraph-properties fo:margin-left="1.251cm" fo:margin-right="0cm" fo:text-indent="0cm" style:auto-text-indent="false"/>
    </style:style>
    <style:style style:name="P49" style:family="paragraph" style:parent-style-name="Text_20_body">
      <style:paragraph-properties fo:margin-left="1.251cm" fo:margin-right="0cm" fo:text-indent="0cm" style:auto-text-indent="false"/>
    </style:style>
    <style:style style:name="P50" style:family="paragraph" style:parent-style-name="Standard">
      <style:paragraph-properties fo:margin-left="1.251cm" fo:margin-right="0cm" fo:text-indent="0cm" style:auto-text-indent="false"/>
      <style:text-properties officeooo:paragraph-rsid="001b2285"/>
    </style:style>
    <style:style style:name="P51" style:family="paragraph" style:parent-style-name="Preformatted_20_Text">
      <style:paragraph-properties fo:margin-left="1.251cm" fo:margin-right="0cm" fo:text-indent="0cm" style:auto-text-indent="false"/>
      <style:text-properties officeooo:paragraph-rsid="000a5fc8"/>
    </style:style>
    <style:style style:name="P52" style:family="paragraph" style:parent-style-name="Preformatted_20_Text">
      <style:paragraph-properties fo:margin-left="1.251cm" fo:margin-right="0cm" fo:text-indent="0cm" style:auto-text-indent="false"/>
      <style:text-properties officeooo:paragraph-rsid="000f4b63"/>
    </style:style>
    <style:style style:name="P53" style:family="paragraph" style:parent-style-name="Text_20_body">
      <style:paragraph-properties fo:margin-left="1.251cm" fo:margin-right="0cm" fo:text-indent="0cm" style:auto-text-indent="false"/>
      <style:text-properties officeooo:paragraph-rsid="00186593"/>
    </style:style>
    <style:style style:name="P54" style:family="paragraph" style:parent-style-name="Text_20_body">
      <style:text-properties officeooo:paragraph-rsid="000c2b11"/>
    </style:style>
    <style:style style:name="P55" style:family="paragraph" style:parent-style-name="Text_20_body">
      <style:paragraph-properties fo:margin-left="0cm" fo:margin-right="0cm" fo:margin-top="0cm" fo:margin-bottom="0cm" style:contextual-spacing="false" fo:text-indent="0cm" style:auto-text-indent="false"/>
    </style:style>
    <style:style style:name="P56" style:family="paragraph" style:parent-style-name="Standard">
      <style:paragraph-properties fo:margin-left="0cm" fo:margin-right="0cm" fo:text-indent="0cm" style:auto-text-indent="false"/>
      <style:text-properties officeooo:paragraph-rsid="001bbc9f"/>
    </style:style>
    <style:style style:name="P57" style:family="paragraph" style:parent-style-name="Standard">
      <style:paragraph-properties fo:margin-left="0cm" fo:margin-right="0cm" fo:text-indent="0cm" style:auto-text-indent="false"/>
      <style:text-properties officeooo:rsid="001ca335" officeooo:paragraph-rsid="001ca335"/>
    </style:style>
    <style:style style:name="P58" style:family="paragraph" style:parent-style-name="Standard">
      <style:paragraph-properties fo:margin-left="0cm" fo:margin-right="0cm" fo:text-indent="0cm" style:auto-text-indent="false"/>
      <style:text-properties officeooo:rsid="001ca335" officeooo:paragraph-rsid="001d863f"/>
    </style:style>
    <style:style style:name="P59" style:family="paragraph" style:parent-style-name="Standard" style:list-style-name="L2">
      <style:text-properties officeooo:rsid="0021f5be" officeooo:paragraph-rsid="0021f5be"/>
    </style:style>
    <style:style style:name="P60" style:family="paragraph" style:parent-style-name="Standard" style:list-style-name="L2">
      <style:text-properties fo:font-size="12pt" officeooo:rsid="0021f5be" officeooo:paragraph-rsid="0021f5be" style:font-size-asian="12pt" style:font-size-complex="12pt"/>
    </style:style>
    <style:style style:name="P61" style:family="paragraph" style:parent-style-name="Standard" style:list-style-name="L7">
      <style:text-properties fo:font-size="12pt" officeooo:rsid="003300e4" officeooo:paragraph-rsid="003300e4" style:font-size-asian="12pt" style:font-size-complex="12pt"/>
    </style:style>
    <style:style style:name="P62" style:family="paragraph" style:parent-style-name="Standard" style:list-style-name="L8">
      <style:text-properties fo:font-size="12pt" officeooo:rsid="0035c503" officeooo:paragraph-rsid="0035c503" style:font-size-asian="12pt" style:font-size-complex="12pt"/>
    </style:style>
    <style:style style:name="P63" style:family="paragraph" style:parent-style-name="Standard" style:list-style-name="L3">
      <style:text-properties officeooo:rsid="002b848e" officeooo:paragraph-rsid="002b848e"/>
    </style:style>
    <style:style style:name="P64" style:family="paragraph" style:parent-style-name="Standard" style:list-style-name="L4">
      <style:text-properties officeooo:rsid="002b848e" officeooo:paragraph-rsid="002b848e"/>
    </style:style>
    <style:style style:name="P65" style:family="paragraph" style:parent-style-name="Standard" style:list-style-name="L5">
      <style:text-properties style:font-name="Times New Roman" fo:font-size="12pt" officeooo:rsid="002c695b" officeooo:paragraph-rsid="002c695b" style:font-size-asian="12pt" style:font-size-complex="12pt"/>
    </style:style>
    <style:style style:name="P66" style:family="paragraph" style:parent-style-name="Standard" style:list-style-name="L6"/>
    <style:style style:name="P67" style:family="paragraph" style:parent-style-name="Standard" style:list-style-name="L6">
      <style:text-properties officeooo:paragraph-rsid="002f5d5b"/>
    </style:style>
    <style:style style:name="P68" style:family="paragraph" style:parent-style-name="Standard">
      <style:text-properties style:font-name="Arial" style:text-underline-style="solid" style:text-underline-width="auto" style:text-underline-color="font-color" fo:font-weight="bold" officeooo:rsid="004df5e7" officeooo:paragraph-rsid="004df5e7" style:font-weight-asian="bold" style:font-weight-complex="bold"/>
    </style:style>
    <style:style style:name="P69" style:family="paragraph" style:parent-style-name="Text_20_body" style:list-style-name="L1">
      <style:paragraph-properties fo:margin-top="0cm" fo:margin-bottom="0cm" style:contextual-spacing="false"/>
    </style:style>
    <style:style style:name="P70" style:family="paragraph" style:parent-style-name="Text_20_body" style:list-style-name="L1">
      <style:text-properties officeooo:paragraph-rsid="000e289f"/>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415844" style:font-style-asian="italic" style:font-weight-asian="normal" style:font-style-complex="italic" style:font-weight-complex="normal"/>
    </style:style>
    <style:style style:name="T3" style:family="text">
      <style:text-properties style:font-name="DejaVu Sans Mono"/>
    </style:style>
    <style:style style:name="T4" style:family="text">
      <style:text-properties style:font-name="DejaVu Sans Mono" fo:font-size="12pt" style:font-size-asian="12pt" style:font-size-complex="12pt"/>
    </style:style>
    <style:style style:name="T5" style:family="text">
      <style:text-properties style:font-name="DejaVu Sans Mono" fo:font-size="12pt" officeooo:rsid="000a5fc8" style:font-size-asian="12pt" style:font-size-complex="12pt"/>
    </style:style>
    <style:style style:name="T6" style:family="text">
      <style:text-properties style:font-name="DejaVu Sans Mono" fo:font-size="12pt" officeooo:rsid="001d863f" style:font-size-asian="12pt" style:font-size-complex="12pt"/>
    </style:style>
    <style:style style:name="T7" style:family="text">
      <style:text-properties style:font-name="DejaVu Sans Mono" fo:font-size="12pt" fo:font-weight="normal" style:font-size-asian="12pt" style:font-weight-asian="normal" style:font-size-complex="12pt" style:font-weight-complex="normal"/>
    </style:style>
    <style:style style:name="T8" style:family="text">
      <style:text-properties style:font-name="DejaVu Sans Mono" fo:font-size="12pt" fo:font-weight="normal" officeooo:rsid="0013af83" style:font-size-asian="12pt" style:font-weight-asian="normal" style:font-size-complex="12pt" style:font-weight-complex="normal"/>
    </style:style>
    <style:style style:name="T9" style:family="text">
      <style:text-properties style:font-name="DejaVu Sans Mono" fo:font-size="12pt" fo:font-weight="normal" officeooo:rsid="0016c07b" style:font-size-asian="12pt" style:font-weight-asian="normal" style:font-size-complex="12pt" style:font-weight-complex="normal"/>
    </style:style>
    <style:style style:name="T10" style:family="text">
      <style:text-properties style:font-name="DejaVu Sans Mono" fo:font-size="12pt" fo:font-weight="normal" officeooo:rsid="001760b7" style:font-size-asian="12pt" style:font-weight-asian="normal" style:font-size-complex="12pt" style:font-weight-complex="normal"/>
    </style:style>
    <style:style style:name="T11" style:family="text">
      <style:text-properties style:font-name="DejaVu Sans Mono" fo:font-weight="normal" officeooo:rsid="000d16c4" style:font-weight-asian="normal" style:font-weight-complex="normal"/>
    </style:style>
    <style:style style:name="T12" style:family="text">
      <style:text-properties style:font-name="DejaVu Sans Mono" fo:font-style="normal" fo:font-weight="bold" style:font-style-asian="normal" style:font-weight-asian="bold" style:font-style-complex="normal" style:font-weight-complex="bold"/>
    </style:style>
    <style:style style:name="T13" style:family="text">
      <style:text-properties style:font-name="DejaVu Sans Mono" fo:font-style="normal" fo:font-weight="normal" style:font-style-asian="normal" style:font-weight-asian="normal" style:font-style-complex="normal" style:font-weight-complex="normal"/>
    </style:style>
    <style:style style:name="T14" style:family="text">
      <style:text-properties fo:font-size="12pt" style:font-size-asian="12pt" style:font-size-complex="12pt"/>
    </style:style>
    <style:style style:name="T15" style:family="text">
      <style:text-properties fo:font-size="12pt" officeooo:rsid="001760b7" style:font-size-asian="12pt" style:font-size-complex="12pt"/>
    </style:style>
    <style:style style:name="T16" style:family="text">
      <style:text-properties fo:font-size="12pt" officeooo:rsid="001bbc9f" style:font-size-asian="12pt" style:font-size-complex="12pt"/>
    </style:style>
    <style:style style:name="T17" style:family="text">
      <style:text-properties fo:font-size="12pt" officeooo:rsid="001d863f" style:font-size-asian="12pt" style:font-size-complex="12pt"/>
    </style:style>
    <style:style style:name="T18" style:family="text">
      <style:text-properties fo:font-size="12pt" officeooo:rsid="002318f8" style:font-size-asian="12pt" style:font-size-complex="12pt"/>
    </style:style>
    <style:style style:name="T19" style:family="text">
      <style:text-properties fo:font-size="12pt" officeooo:rsid="00231bd3" style:font-size-asian="12pt" style:font-size-complex="12pt"/>
    </style:style>
    <style:style style:name="T20" style:family="text">
      <style:text-properties fo:font-size="12pt" officeooo:rsid="0022a689" style:font-size-asian="12pt" style:font-size-complex="12pt"/>
    </style:style>
    <style:style style:name="T21" style:family="text">
      <style:text-properties fo:font-size="12pt" officeooo:rsid="00250c19" style:font-size-asian="12pt" style:font-size-complex="12pt"/>
    </style:style>
    <style:style style:name="T22" style:family="text">
      <style:text-properties fo:font-size="12pt" officeooo:rsid="0027f11f" style:font-size-asian="12pt" style:font-size-complex="12pt"/>
    </style:style>
    <style:style style:name="T23" style:family="text">
      <style:text-properties fo:font-size="12pt" officeooo:rsid="002997ef" style:font-size-asian="12pt" style:font-size-complex="12pt"/>
    </style:style>
    <style:style style:name="T24" style:family="text">
      <style:text-properties fo:font-size="12pt" officeooo:rsid="002c0393" style:font-size-asian="12pt" style:font-size-complex="12pt"/>
    </style:style>
    <style:style style:name="T25" style:family="text">
      <style:text-properties fo:font-size="12pt" officeooo:rsid="002d9376" style:font-size-asian="12pt" style:font-size-complex="12pt"/>
    </style:style>
    <style:style style:name="T26" style:family="text">
      <style:text-properties fo:font-size="12pt" officeooo:rsid="002e64b7" style:font-size-asian="12pt" style:font-size-complex="12pt"/>
    </style:style>
    <style:style style:name="T27" style:family="text">
      <style:text-properties fo:font-size="12pt" officeooo:rsid="002f5d5b" style:font-size-asian="12pt" style:font-size-complex="12pt"/>
    </style:style>
    <style:style style:name="T28" style:family="text">
      <style:text-properties fo:font-size="12pt" officeooo:rsid="003044ac" style:font-size-asian="12pt" style:font-size-complex="12pt"/>
    </style:style>
    <style:style style:name="T29" style:family="text">
      <style:text-properties fo:font-size="12pt" officeooo:rsid="0030629a" style:font-size-asian="12pt" style:font-size-complex="12pt"/>
    </style:style>
    <style:style style:name="T30" style:family="text">
      <style:text-properties fo:font-size="12pt" officeooo:rsid="003195a1" style:font-size-asian="12pt" style:font-size-complex="12pt"/>
    </style:style>
    <style:style style:name="T31" style:family="text">
      <style:text-properties fo:font-size="12pt" officeooo:rsid="0035c503" style:font-size-asian="12pt" style:font-size-complex="12pt"/>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0d16c4" style:font-size-asian="12pt" style:font-weight-asian="normal" style:font-size-complex="12pt" style:font-weight-complex="normal"/>
    </style:style>
    <style:style style:name="T34" style:family="text">
      <style:text-properties fo:font-size="12pt" fo:font-weight="normal" officeooo:rsid="000e289f" style:font-size-asian="12pt" style:font-weight-asian="normal" style:font-size-complex="12pt" style:font-weight-complex="normal"/>
    </style:style>
    <style:style style:name="T35" style:family="text">
      <style:text-properties fo:font-size="12pt" fo:font-weight="normal" officeooo:rsid="000f4b63" style:font-size-asian="12pt" style:font-weight-asian="normal" style:font-size-complex="12pt" style:font-weight-complex="normal"/>
    </style:style>
    <style:style style:name="T36" style:family="text">
      <style:text-properties fo:font-size="12pt" fo:font-weight="normal" officeooo:rsid="0013af83" style:font-size-asian="12pt" style:font-weight-asian="normal" style:font-size-complex="12pt" style:font-weight-complex="normal"/>
    </style:style>
    <style:style style:name="T37" style:family="text">
      <style:text-properties fo:font-size="12pt" fo:font-weight="normal" officeooo:rsid="0016c07b" style:font-size-asian="12pt" style:font-weight-asian="normal" style:font-size-complex="12pt" style:font-weight-complex="normal"/>
    </style:style>
    <style:style style:name="T38" style:family="text">
      <style:text-properties fo:font-size="12pt" fo:font-weight="normal" officeooo:rsid="001b444f" style:font-size-asian="12pt" style:font-weight-asian="normal" style:font-size-complex="12pt" style:font-weight-complex="normal"/>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13af83" style:font-size-asian="12pt" style:font-weight-asian="bold" style:font-size-complex="12pt" style:font-weight-complex="bold"/>
    </style:style>
    <style:style style:name="T41" style:family="text">
      <style:text-properties fo:font-size="12pt" fo:font-weight="bold" officeooo:rsid="001bbc9f" style:font-size-asian="12pt" style:font-weight-asian="bold" style:font-size-complex="12pt" style:font-weight-complex="bold"/>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fo:font-style="normal" officeooo:rsid="001bbc9f" style:font-size-asian="12pt" style:font-style-asian="normal" style:font-size-complex="12pt" style:font-style-complex="normal"/>
    </style:style>
    <style:style style:name="T44" style:family="text">
      <style:text-properties fo:font-size="12pt" fo:font-style="normal" officeooo:rsid="0022a689" style:font-size-asian="12pt" style:font-style-asian="normal" style:font-size-complex="12pt" style:font-style-complex="normal"/>
    </style:style>
    <style:style style:name="T45" style:family="text">
      <style:text-properties fo:font-size="12pt" fo:font-style="normal" style:text-underline-style="none" officeooo:rsid="001bbc9f" style:font-size-asian="12pt" style:font-style-asian="normal" style:font-size-complex="12pt" style:font-style-complex="normal"/>
    </style:style>
    <style:style style:name="T46" style:family="text">
      <style:text-properties style:font-name="Times New Roman"/>
    </style:style>
    <style:style style:name="T47" style:family="text">
      <style:text-properties style:font-name="Times New Roman" fo:font-weight="normal" officeooo:rsid="000d16c4" style:font-weight-asian="normal" style:font-weight-complex="normal"/>
    </style:style>
    <style:style style:name="T48" style:family="text">
      <style:text-properties style:font-name="Times New Roman" fo:font-weight="normal" officeooo:rsid="000e289f" style:font-weight-asian="normal" style:font-weight-complex="normal"/>
    </style:style>
    <style:style style:name="T49" style:family="text">
      <style:text-properties style:font-name="Times New Roman" fo:font-weight="normal" officeooo:rsid="0013af83" style:font-weight-asian="normal" style:font-weight-complex="normal"/>
    </style:style>
    <style:style style:name="T50" style:family="text">
      <style:text-properties style:font-name="Times New Roman" fo:font-weight="normal" officeooo:rsid="003c62cc" style:font-weight-asian="normal" style:font-weight-complex="normal"/>
    </style:style>
    <style:style style:name="T51" style:family="text">
      <style:text-properties style:font-name="Times New Roman" style:text-underline-style="solid" style:text-underline-width="auto" style:text-underline-color="font-color" fo:font-weight="normal" officeooo:rsid="000e289f" style:font-weight-asian="normal" style:font-weight-complex="normal"/>
    </style:style>
    <style:style style:name="T52" style:family="text">
      <style:text-properties style:font-name="Times New Roman" fo:font-size="6pt" fo:font-weight="normal" officeooo:rsid="000e289f" style:font-size-asian="6pt" style:font-weight-asian="normal" style:font-size-complex="6pt" style:font-weight-complex="normal"/>
    </style:style>
    <style:style style:name="T53" style:family="text">
      <style:text-properties style:font-name="Times New Roman" fo:font-size="6pt" fo:font-weight="normal" officeooo:rsid="0016c07b" style:font-size-asian="6pt" style:font-weight-asian="normal" style:font-size-complex="6pt" style:font-weight-complex="normal"/>
    </style:style>
    <style:style style:name="T54" style:family="text">
      <style:text-properties style:font-name="Times New Roman" fo:font-size="12pt" fo:font-weight="normal" officeooo:rsid="000f4b63" style:font-size-asian="12pt" style:font-weight-asian="normal" style:font-size-complex="12pt" style:font-weight-complex="normal"/>
    </style:style>
    <style:style style:name="T55" style:family="text">
      <style:text-properties style:font-name="Times New Roman" fo:font-size="12pt" fo:font-weight="normal" officeooo:rsid="0015965c" style:font-size-asian="12pt" style:font-weight-asian="normal" style:font-size-complex="12pt" style:font-weight-complex="normal"/>
    </style:style>
    <style:style style:name="T56" style:family="text">
      <style:text-properties style:font-name="Times New Roman" fo:font-size="12pt" fo:font-weight="normal" officeooo:rsid="0013af83" style:font-size-asian="12pt" style:font-weight-asian="normal" style:font-size-complex="12pt" style:font-weight-complex="normal"/>
    </style:style>
    <style:style style:name="T57" style:family="text">
      <style:text-properties style:font-name="Times New Roman" fo:font-size="12pt" fo:font-weight="normal" officeooo:rsid="0016c07b" style:font-size-asian="12pt" style:font-weight-asian="normal" style:font-size-complex="12pt" style:font-weight-complex="normal"/>
    </style:style>
    <style:style style:name="T58" style:family="text">
      <style:text-properties style:font-name="Times New Roman" fo:font-size="12pt" fo:font-weight="normal" officeooo:rsid="001760b7" style:font-size-asian="12pt" style:font-weight-asian="normal" style:font-size-complex="12pt" style:font-weight-complex="normal"/>
    </style:style>
    <style:style style:name="T59" style:family="text">
      <style:text-properties style:font-name="Times New Roman" fo:font-size="12pt" fo:font-weight="normal" officeooo:rsid="00186593" style:font-size-asian="12pt" style:font-weight-asian="normal" style:font-size-complex="12pt" style:font-weight-complex="normal"/>
    </style:style>
    <style:style style:name="T60" style:family="text">
      <style:text-properties style:font-name="Times New Roman" fo:font-size="12pt" fo:font-weight="normal" officeooo:rsid="001b444f" style:font-size-asian="12pt" style:font-weight-asian="normal" style:font-size-complex="12pt" style:font-weight-complex="normal"/>
    </style:style>
    <style:style style:name="T61" style:family="text">
      <style:text-properties style:font-name="Times New Roman" fo:font-size="12pt" fo:font-weight="normal" officeooo:rsid="001bbc9f" style:font-size-asian="12pt" style:font-weight-asian="normal" style:font-size-complex="12pt" style:font-weight-complex="normal"/>
    </style:style>
    <style:style style:name="T62" style:family="text">
      <style:text-properties style:font-name="Times New Roman" fo:font-size="12pt" fo:font-weight="normal" officeooo:rsid="003300e4" style:font-size-asian="12pt" style:font-weight-asian="normal" style:font-size-complex="12pt" style:font-weight-complex="normal"/>
    </style:style>
    <style:style style:name="T63" style:family="text">
      <style:text-properties style:font-name="Times New Roman" fo:font-size="12pt" officeooo:rsid="001760b7" style:font-size-asian="12pt" style:font-size-complex="12pt"/>
    </style:style>
    <style:style style:name="T64" style:family="text">
      <style:text-properties style:font-name="Times New Roman" fo:font-size="12pt" officeooo:rsid="00231bd3" style:font-size-asian="12pt" style:font-size-complex="12pt"/>
    </style:style>
    <style:style style:name="T65" style:family="text">
      <style:text-properties style:font-name="Times New Roman" fo:font-size="12pt" officeooo:rsid="00250c19" style:font-size-asian="12pt" style:font-size-complex="12pt"/>
    </style:style>
    <style:style style:name="T66" style:family="text">
      <style:text-properties style:font-name="Times New Roman" fo:font-size="12pt" officeooo:rsid="002c695b" style:font-size-asian="12pt" style:font-size-complex="12pt"/>
    </style:style>
    <style:style style:name="T67" style:family="text">
      <style:text-properties style:font-name="Times New Roman" fo:font-size="12pt" officeooo:rsid="004ac1c1" style:font-size-asian="12pt" style:font-size-complex="12pt"/>
    </style:style>
    <style:style style:name="T68" style:family="text">
      <style:text-properties style:font-name="Times New Roman" fo:font-size="12pt" officeooo:rsid="004c3a2d" style:font-size-asian="12pt" style:font-size-complex="12pt"/>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0a5fc8"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style:font-name="Arial" fo:font-weight="bold" officeooo:rsid="000d16c4" style:font-weight-asian="bold" style:font-weight-complex="bold"/>
    </style:style>
    <style:style style:name="T73" style:family="text">
      <style:text-properties style:font-name="Arial" fo:font-weight="bold" officeooo:rsid="0013af83" style:font-weight-asian="bold" style:font-weight-complex="bold"/>
    </style:style>
    <style:style style:name="T74" style:family="text">
      <style:text-properties style:font-name="Arial" style:text-underline-style="solid" style:text-underline-width="auto" style:text-underline-color="font-color" fo:font-weight="bold" officeooo:rsid="000e289f" style:font-weight-asian="bold" style:font-weight-complex="bold"/>
    </style:style>
    <style:style style:name="T75" style:family="text">
      <style:text-properties style:font-name="Arial" style:text-underline-style="solid" style:text-underline-width="auto" style:text-underline-color="font-color" fo:font-weight="bold" officeooo:rsid="0011f7d8" style:font-weight-asian="bold" style:font-weight-complex="bold"/>
    </style:style>
    <style:style style:name="T76" style:family="text">
      <style:text-properties style:font-name="Arial" fo:font-size="12pt" fo:font-weight="bold" officeooo:rsid="0016c07b" style:font-size-asian="12pt" style:font-weight-asian="bold" style:font-size-complex="12pt" style:font-weight-complex="bold"/>
    </style:style>
    <style:style style:name="T77" style:family="text">
      <style:text-properties style:font-name="Arial" fo:font-size="6pt" fo:font-weight="bold" officeooo:rsid="0011f7d8" style:font-size-asian="6pt" style:font-weight-asian="bold" style:font-size-complex="6pt" style:font-weight-complex="bold"/>
    </style:style>
    <style:style style:name="T78" style:family="text">
      <style:text-properties fo:font-weight="normal" style:font-weight-asian="normal" style:font-weight-complex="normal"/>
    </style:style>
    <style:style style:name="T79" style:family="text">
      <style:text-properties officeooo:rsid="000e289f"/>
    </style:style>
    <style:style style:name="T80" style:family="text">
      <style:text-properties fo:font-size="11pt" fo:font-weight="normal" officeooo:rsid="0013af83" style:font-size-asian="11pt" style:font-weight-asian="normal" style:font-size-complex="11pt" style:font-weight-complex="normal"/>
    </style:style>
    <style:style style:name="T81" style:family="text">
      <style:text-properties officeooo:rsid="0035c503"/>
    </style:style>
    <style:style style:name="T82" style:family="text">
      <style:text-properties officeooo:rsid="0039eab8"/>
    </style:style>
    <style:style style:name="T83" style:family="text">
      <style:text-properties officeooo:rsid="0041b4e6"/>
    </style:style>
    <style:style style:name="T84" style:family="text">
      <style:text-properties officeooo:rsid="0049637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MODIFICACIÓN</text:p>
      <text:p text:style-name="P3"/>
      <text:p text:style-name="P3">Inserción de registros</text:p>
      <text:p text:style-name="P2"><text:span text:style-name="Source_20_Text"><text:span text:style-name="T14">INSERT INTO nombre_tabla (lista_campos) VALUES (lista_valores);</text:span></text:span></text:p>
      <text:p text:style-name="P54"><text:span text:style-name="T78">Hay que tener en cuenta que cada campo de </text:span><text:span text:style-name="Emphasis"><text:span text:style-name="T78">lista_campos</text:span></text:span><text:span text:style-name="T78"> debe tener un valor válido en la posición correspondiente de la </text:span><text:span text:style-name="Emphasis"><text:span text:style-name="T78">lista_valores, </text:span></text:span><text:span text:style-name="T78">sino se obtendrá un error en la ejecución. </text:span><text:span text:style-name="T1">(Para recordar los valores válidos para cada campo, utiliza la sentencia </text:span><text:span text:style-name="Source_20_Text"><text:span text:style-name="Emphasis"><text:span text:style-name="T12">DESC</text:span></text:span></text:span><text:span text:style-name="Source_20_Text"><text:span text:style-name="Emphasis"><text:span text:style-name="T13">RIBE</text:span></text:span></text:span><text:span text:style-name="T1"> seguida del nomb</text:span><text:span text:style-name="T2">re</text:span><text:span text:style-name="T1"> de la tabla). </text:span><text:span text:style-name="T70">Al hacer un </text:span><text:span text:style-name="Emphasis"><text:span text:style-name="T70">INSERT</text:span></text:span><text:span text:style-name="T70"> en el que no se especifiquen los valores de todos los campos, se obtendrá el valor </text:span><text:span text:style-name="Emphasis"><text:span text:style-name="T70">NULL</text:span></text:span><text:span text:style-name="T70"> en aquellos campos que no se han indicado.</text:span><text:span text:style-name="T69"> </text:span></text:p>
      <text:p text:style-name="P51"><text:span text:style-name="Source_20_Text"><text:span text:style-name="T5">INSERT INTO USUARIOS (Login, Password, Nombre, Apellidos, Direccion, CP, Localidad, Provincia, Pais, F_Nacimiento, </text:span></text:span><text:span text:style-name="Source_20_Text"><text:span text:style-name="T4">F_Ingreo, Correo, Credito, Sexo) VALUES ('migrod86', '6PX5=V', 'MIGUEL ANGEL', 'RODRIGUEZ RODRIGUEZ', 'ARCO DEL LADRILLO,PASEO', '47001', 'VALLADOLID', 'VALLADOLID', 'ESPAÑA', '27/04/1977', '10/01/2008', 'migrod86@gmail.com', 200, 'H');</text:span></text:span></text:p>
      <text:p text:style-name="P1"/>
      <text:p text:style-name="P3">Modificación de registros</text:p>
      <text:p text:style-name="Text_20_body"><text:span text:style-name="Source_20_Text"><text:span text:style-name="T14">UPDATE nombre_tabla SET nombre_campo=valor [, nombre_ campo= valor]... [ WHERE condición ];</text:span></text:span></text:p>
      <text:p text:style-name="P48"><text:span text:style-name="Source_20_Text"><text:span text:style-name="T14">UPDATE USUARIOS SET Credito = 200;</text:span></text:span></text:p>
      <text:p text:style-name="P48"><text:span text:style-name="Source_20_Text"><text:span text:style-name="T14">UPDATE USUARIOS SET Credito = 0, Pais = NULL;</text:span></text:span></text:p>
      <text:p text:style-name="P48"><text:span text:style-name="Source_20_Text"><text:span text:style-name="T14">UPDATE USUARIOS SET Credito = 300 WHERE Sexo = 'M';</text:span></text:span></text:p>
      <text:p text:style-name="P17"><text:span text:style-name="Source_20_Text"/></text:p>
      <text:p text:style-name="P17"><text:span text:style-name="Source_20_Text"><text:span text:style-name="T72">Borrado de registros</text:span></text:span></text:p>
      <text:p text:style-name="P19"><text:span text:style-name="Source_20_Text"><text:span text:style-name="T33">DELETE FROM nombre_tabla [ WHERE condición ];</text:span></text:span></text:p>
      <text:p text:style-name="Text_20_body"><text:span text:style-name="Source_20_Text"><text:span text:style-name="T47">Si no se indica </text:span></text:span><text:span text:style-name="Source_20_Text"><text:span text:style-name="T11">WHERE</text:span></text:span><text:span text:style-name="Source_20_Text"><text:span text:style-name="T47"> (opcional), se borrará todo el contenido de la tabla, aunque la tabla seguirá </text:span></text:span><text:span text:style-name="Source_20_Text"><text:span text:style-name="T46">existiendo</text:span></text:span><text:span text:style-name="Source_20_Text"><text:span text:style-name="T47"> con la estructura que tenía hasta el momento.</text:span></text:span></text:p>
      <text:p text:style-name="P18"><text:span text:style-name="Source_20_Text"><text:span text:style-name="T33">DELETE FROM USUARIOS;</text:span></text:span></text:p>
      <text:p text:style-name="P18"><text:span text:style-name="Source_20_Text"><text:span text:style-name="T33">DELETE FROM USUARIOS WHERE Credito = 0;</text:span></text:span></text:p>
      <text:p text:style-name="P17"><text:span text:style-name="Source_20_Text"><text:span text:style-name="T47"/></text:span></text:p>
      <text:p text:style-name="P20"><text:span text:style-name="Source_20_Text"><text:span text:style-name="T74">Integridad referencial</text:span></text:span></text:p>
      <text:p text:style-name="P20"><text:span text:style-name="Source_20_Text"><text:span text:style-name="T52"/></text:span></text:p>
      <text:p text:style-name="P20"><text:span text:style-name="Source_20_Text"><text:span text:style-name="T48">Dos tablas pueden ser relacionadas entre ellas si tienen en común uno o más campos. Cada valor del campo que forma parte de la integridad referencial definida, debe corresponderse, en la otra tabla, con otro registro que contenga el mismo valor en el campo </text:span></text:span><text:span text:style-name="Source_20_Text"><text:span text:style-name="T50">referenciado.</text:span></text:span><text:span text:style-name="Source_20_Text"><text:span text:style-name="T48">.</text:span></text:span></text:p>
      <text:p text:style-name="P21"><text:span text:style-name="Source_20_Text"><text:span text:style-name="T48">La relación existente entre la clave ajena (tabla hija) y la clave de referencia (tabla padre) tiene implicaciones en el borrado y modificación de sus valores. Podemos configurar la clave ajena para: </text:span></text:span></text:p>
      <text:list xml:id="list3439009458" text:style-name="L1">
        <text:list-item>
          <text:p text:style-name="P69"><text:span text:style-name="Strong_20_Emphasis">No </text:span><text:span text:style-name="Strong_20_Emphasis"><text:span text:style-name="T83">p</text:span></text:span><text:span text:style-name="Strong_20_Emphasis">ermitir </text:span><text:span text:style-name="Strong_20_Emphasis"><text:span text:style-name="T83">s</text:span></text:span><text:span text:style-name="Strong_20_Emphasis">upresión</text:span>: <text:span text:style-name="T79">P</text:span>or defecto. En caso de que se intente se produce un error.</text:p>
        </text:list-item>
        <text:list-item>
          <text:p text:style-name="P69"><text:span text:style-name="Strong_20_Emphasis">Supresión en </text:span><text:span text:style-name="Strong_20_Emphasis"><text:span text:style-name="T83">c</text:span></text:span><text:span text:style-name="Strong_20_Emphasis">ascada</text:span>: <text:span text:style-name="T79">L</text:span>os registros de la tabla hija también son borrados. </text:p>
        </text:list-item>
        <text:list-item>
          <text:p text:style-name="P70"><text:span text:style-name="Strong_20_Emphasis">Definir </text:span><text:span text:style-name="Strong_20_Emphasis"><text:span text:style-name="T83">n</text:span></text:span><text:span text:style-name="Strong_20_Emphasis">ulo en </text:span><text:span text:style-name="Strong_20_Emphasis"><text:span text:style-name="T83">s</text:span></text:span><text:span text:style-name="Strong_20_Emphasis">uprimir</text:span>: Los valores de la clave ajena son cambiados al valor <text:span text:style-name="Source_20_Text"><text:span text:style-name="Emphasis"><text:span text:style-name="T71">NULL</text:span></text:span></text:span>. </text:p>
        </text:list-item>
      </text:list>
      <text:p text:style-name="P52"><text:span text:style-name="Source_20_Text"><text:span text:style-name="T35">C</text:span></text:span><text:span text:style-name="Source_20_Text"><text:span text:style-name="T34">ONSTRAINT JUEGOS_CON FOREIGN KEY (Cod_Juego) REFERENCES JUEGO (Codigo) ON DELETE CASCADE – </text:span></text:span><text:span text:style-name="Source_20_Text"><text:span text:style-name="T54">(o también </text:span></text:span><text:span text:style-name="Source_20_Text"><text:span text:style-name="T35">ON DELETE SET NULL</text:span></text:span><text:span text:style-name="Source_20_Text"><text:span text:style-name="T54">)</text:span></text:span></text:p>
      <text:p text:style-name="P20"><text:span text:style-name="Source_20_Text"><text:span text:style-name="T51"/></text:span></text:p>
      <text:p text:style-name="P22"><text:span text:style-name="Source_20_Text"><text:span text:style-name="T74">Subconsultas y composiciones en órdenes de edició</text:span></text:span><text:span text:style-name="Source_20_Text"><text:span text:style-name="T75">n</text:span></text:span></text:p>
      <text:p text:style-name="P20"><text:span text:style-name="Source_20_Text"><text:span text:style-name="T77"/></text:span></text:p>
      <text:p text:style-name="P23"><text:span text:style-name="Source_20_Text"><text:span text:style-name="T73">Inserción de registros a partir de una consulta</text:span></text:span></text:p>
      <text:p text:style-name="P49"><text:span text:style-name="Source_20_Text"><text:span text:style-name="T8">INSERT INTO USUARIOS (LOGIN, PASSWORD, NOMBRE, APELLIDOS, CORREO) VALUES ('natsan63',</text:span></text:span><text:span text:style-name="Source_20_Text"><text:span text:style-name="T7"> 'VBROMI', 'NATALIA', 'SANCHEZ GARCIA', 'natsan63@hotmail.com');<text:tab/></text:span></text:span><text:span text:style-name="Source_20_Text"><text:span text:style-name="T56">Podemos escribirlo también como:</text:span></text:span></text:p>
      <text:p text:style-name="P50"><text:span text:style-name="Source_20_Text"><text:span text:style-name="T36">INSERT INTO </text:span></text:span><text:span text:style-name="Source_20_Text"><text:span text:style-name="T40">(SELECT LOGIN, PASSWORD, NOMBRE, APELLIDOS, CORREO FROM USUARIOS)</text:span></text:span><text:span text:style-name="Source_20_Text"><text:span text:style-name="T36"> VALUES ('natsan63', </text:span></text:span><text:span text:style-name="Source_20_Text"><text:span text:style-name="T14">'VBROMI', 'NATALIA', 'SANCHEZ GARCIA', 'natsan63@hotmail.com');</text:span></text:span></text:p>
      <text:p text:style-name="P23"><text:span text:style-name="Source_20_Text"><text:span text:style-name="T49">Viendo que es posible sustituir los datos por una consulta. Lo que nos permite hacer algo como:</text:span></text:span></text:p>
      <text:p text:style-name="P24"><text:span text:style-name="Source_20_Text"><text:span text:style-name="T80">INSERT INTO USUARIOS_SIN_CREDITO SELECT * FROM USUARIOS WHERE Credito=0;</text:span></text:span></text:p>
      <text:p text:style-name="P24"><text:span text:style-name="Source_20_Text"><text:span text:style-name="T56">Aqu</text:span></text:span><text:span text:style-name="Source_20_Text"><text:span text:style-name="T55">í </text:span></text:span><text:span text:style-name="Source_20_Text"><text:span text:style-name="T56">no se debe especificar la palabra </text:span></text:span><text:span text:style-name="Source_20_Text"><text:span text:style-name="Emphasis"><text:span text:style-name="T56">VALUES</text:span></text:span></text:span><text:span text:style-name="Source_20_Text"><text:span text:style-name="T56">, </text:span></text:span><text:span text:style-name="Source_20_Text"><text:span text:style-name="T55">pues</text:span></text:span><text:span text:style-name="Source_20_Text"><text:span text:style-name="T56"> no se está especificando una lista de valores.</text:span></text:span></text:p>
      <text:p text:style-name="P48"><text:span text:style-name="Source_20_Text"><text:span text:style-name="T36">INSERT INTO CLIENTES (Nombre_CLI) VALUES (SELECT Nombre_NCLI FROM NUEVOS_CLIENTES);</text:span></text:span></text:p>
      <text:p text:style-name="P25"><text:span text:style-name="Source_20_Text"><text:span text:style-name="T53"/></text:span></text:p>
      <text:p text:style-name="P25"><text:span text:style-name="Source_20_Text"><text:span text:style-name="T76">Modificación de registros a partir de una consulta</text:span></text:span></text:p>
      <text:p text:style-name="Text_20_body"><text:span text:style-name="Source_20_Text"><text:span text:style-name="T57">Las consultas pueden formar parte de cualquiera de los elementos de la sentencia </text:span></text:span><text:span text:style-name="Source_20_Text"><text:span text:style-name="Emphasis"><text:span text:style-name="T37">UPDATE</text:span></text:span></text:span><text:span text:style-name="Source_20_Text"><text:span text:style-name="T57">.</text:span></text:span></text:p>
      <text:p text:style-name="P53"><text:span text:style-name="Source_20_Text"><text:span text:style-name="T59">M</text:span></text:span><text:span text:style-name="Source_20_Text"><text:span text:style-name="T57">odifica el crédito de </text:span></text:span><text:span text:style-name="Source_20_Text"><text:span text:style-name="T59">los</text:span></text:span><text:span text:style-name="Source_20_Text"><text:span text:style-name="T57"> usuarios que tienen una partida creada y cuyo estado es 1 (activ</text:span></text:span><text:span text:style-name="Source_20_Text"><text:span text:style-name="T59">a</text:span></text:span><text:span text:style-name="Source_20_Text"><text:span text:style-name="T57">). El valor del crédito </text:span></text:span><text:span text:style-name="Source_20_Text"><text:span text:style-name="T59">asignado</text:span></text:span><text:span text:style-name="Source_20_Text"><text:span text:style-name="T57"> es el valor </text:span></text:span><text:span text:style-name="Source_20_Text"><text:span text:style-name="T59">más </text:span></text:span><text:span text:style-name="Source_20_Text"><text:span text:style-name="T57">alto de los créditos de todos los usuarios.<text:line-break/></text:span></text:span><text:span text:style-name="Source_20_Text"><text:span text:style-name="T59">U</text:span></text:span><text:span text:style-name="Source_20_Text"><text:span text:style-name="T9">PDATE USUARIOS SET Credito = (SELECT MAX(Credito) FROM </text:span></text:span><text:span text:style-name="Source_20_Text"><text:span text:style-name="T4">USUARIOS) WHERE Login IN (SELECT Cod_Crea FROM PARTIDAS WHERE Estado=1);</text:span></text:span></text:p>
      <text:p text:style-name="Standard"><text:span text:style-name="Strong_20_Emphasis"><text:span text:style-name="T59">A</text:span></text:span><text:span text:style-name="Strong_20_Emphasis"><text:span text:style-name="T58">ctualizar en la tabla USUARIOS el crédito del usuario con código 3 para asignarle el mismo crédito que el del usuario con código 5</text:span></text:span><text:span text:style-name="Strong_20_Emphasis"><text:span text:style-name="T63"><text:line-break/></text:span></text:span><text:span text:style-name="T10">UPDATE USUARIOS SET Credito = (SELECT Credito FROM USUARIOS WHERE Codigo = 3) WHERE Codigo = 5;</text:span></text:p>
      <text:p text:style-name="P15"/>
      <text:p text:style-name="P6"><text:span text:style-name="T15">S</text:span><text:span text:style-name="T14">upresión de registros a partir de una consulta</text:span></text:p>
      <text:p text:style-name="P49"><text:span text:style-name="Source_20_Text"><text:span text:style-name="T7">DELETE FROM (SELECT * FROM USUARIOS, PARTIDAS WHERE Login=Cod_Crea AND Estado=0); </text:span></text:span><text:span text:style-name="Source_20_Text"><text:span text:style-name="T60">o también:</text:span></text:span></text:p>
      <text:p text:style-name="P49"><text:span text:style-name="Source_20_Text"><text:span text:style-name="T32">DELETE FROM (SELECT * FROM USUARIOS, PARTIDAS WHERE Login=Cod_Crea) WHERE Estado=0;</text:span></text:span></text:p>
      <text:p text:style-name="P5"><text:span text:style-name="Source_20_Text"><text:span text:style-name="T38">DELETE FROM USUARIOS WHERE Codigo IN (SELECT Codigo FROM ANTIGUOS);</text:span></text:span></text:p>
      <text:p text:style-name="P6"><text:span text:style-name="Source_20_Text"><text:span text:style-name="T7"/></text:span></text:p>
      <text:p text:style-name="P14">Transacciones</text:p>
      <text:p text:style-name="P16"/>
      <text:p text:style-name="P56"><text:span text:style-name="T61">Una transacción es una unidad atómica (no se puede dividir) de trabajo que contiene una o más sentencias SQL. A</text:span><text:span text:style-name="T14"> ellas se le aplica una operación </text:span><text:span text:style-name="Source_20_Text"><text:span text:style-name="Emphasis"><text:span text:style-name="T42">COMMIT</text:span></text:span></text:span><text:span text:style-name="Source_20_Text"><text:span text:style-name="Emphasis"><text:span text:style-name="T43">(</text:span></text:span></text:span><text:span text:style-name="T14">aplicadas o guardadas en la base de datos</text:span><text:span text:style-name="T16">)</text:span><text:span text:style-name="T14">, o </text:span><text:span text:style-name="Source_20_Text"><text:span text:style-name="Emphasis"><text:span text:style-name="T42">ROLLBACK</text:span></text:span></text:span><text:span text:style-name="T14"> </text:span><text:span text:style-name="T16">(</text:span><text:span text:style-name="T14">deshacer las operaciones que deberían hacer sobre la base de datos.</text:span><text:span text:style-name="T16">) Mientras que sobre una transacción no se haga </text:span><text:span text:style-name="Source_20_Text"><text:span text:style-name="Emphasis"><text:span text:style-name="T45">COMMIT</text:span></text:span></text:span><text:span text:style-name="T16">, los resultados de ésta pueden deshacerse.</text:span></text:p>
      <text:p text:style-name="P47">Oracle cumplen con las propiedades básicas de las transacciones en base de datos: </text:p>
      <text:p text:style-name="P57"><text:span text:style-name="T16"><text:s text:c="4"/></text:span><text:span text:style-name="T41">Atomicidad</text:span><text:span text:style-name="T16">: No hay transacciones parciales. </text:span><text:span text:style-name="T14">O se hacen todas las tareas o se deshacen cambios.</text:span></text:p>
      <text:p text:style-name="P57"><text:span text:style-name="T16"><text:s text:c="4"/></text:span><text:span text:style-name="T41">Consistencia</text:span><text:span text:style-name="T16">: La transacción se inicia </text:span><text:span text:style-name="T14">y termina en </text:span><text:span text:style-name="T16">un estado consistente de los datos.</text:span></text:p>
      <text:p text:style-name="P57"><text:span text:style-name="T16"><text:s text:c="4"/></text:span><text:span text:style-name="T41">Aislamiento</text:span><text:span text:style-name="T16">: El efecto de una transacción no es visible por otras transacciones hasta que finaliza. </text:span></text:p>
      <text:p text:style-name="P57"><text:span text:style-name="T16"><text:s text:c="4"/></text:span><text:span text:style-name="T41">Durabilidad</text:span><text:span text:style-name="T16">: Los cambios que han volcado sus modificaciones, se hacen permanentes.</text:span></text:p>
      <text:p text:style-name="P58"><text:span text:style-name="T16">Las sentencias de control de transacciones gestionan los cambios que realizan las sentencias DML y las agrupa en transacciones, </text:span><text:span text:style-name="T17">permitiendo: Hacer permanentes los cambios, deshacerlos (</text:span><text:span text:style-name="T6">ROLLBACK</text:span><text:span text:style-name="T17">) desde que fue iniciada o desde un punto de restauración (</text:span><text:span text:style-name="T6">ROLLBACK TO SAVEPOINT</text:span><text:span text:style-name="T17">), establecer un punto intermedio (</text:span><text:span text:style-name="T6">SAVEPOINT</text:span><text:span text:style-name="T17">), indicar propiedades (</text:span><text:span text:style-name="T6">SET TRANSACTION</text:span><text:span text:style-name="T17">), especificar si una restricción de integridad aplazable se comprueba después de cada sentencia DML o cuando se ha realizado el </text:span><text:span text:style-name="T6">COMMIT</text:span><text:span text:style-name="T17"> de la transacción (</text:span><text:span text:style-name="T6">SET CONSTRAINT</text:span><text:span text:style-name="T17">). </text:span></text:p>
      <text:p text:style-name="P7"><text:span text:style-name="T17">H</text:span><text:span text:style-name="T14">acer cambios permanentes </text:span><text:span text:style-name="T18">en una transacción</text:span></text:p>
      <text:p text:style-name="P40">Una transacción comienza cuando se encuentra la primera sentencia SQL ejecutable. Para que los cambios producidos durante la transacción se hagan permanentes (no puedan deshacerse):</text:p>
      <text:list xml:id="list1666258227" text:style-name="L2">
        <text:list-item>
          <text:p text:style-name="P59"><text:span text:style-name="T14">Utilizar </text:span><text:span text:style-name="T4">COMMIT</text:span><text:span text:style-name="T14">, que ordena a la base de datos que haga permanentes las sentencias. </text:span></text:p>
        </text:list-item>
        <text:list-item>
          <text:p text:style-name="P60">Ejecutar una sentencia DDL (como <text:span text:style-name="T3">CREATE</text:span>, <text:span text:style-name="T3">DROP</text:span>, <text:span text:style-name="T3">RENAME</text:span>, o <text:span text:style-name="T3">ALTER</text:span>). La base de datos ejecuta implícitamente una orden <text:span text:style-name="T3">COMMIT</text:span> antes y después de cada sentencia DDL. </text:p>
        </text:list-item>
        <text:list-item>
          <text:p text:style-name="P59"><text:span text:style-name="T14">Cerrar adecuadamente </text:span><text:span text:style-name="T23">el</text:span><text:span text:style-name="T14"> SGBD Oracle, </text:span><text:span text:style-name="T23">que</text:span><text:span text:style-name="T14"> produce un volcado permanente de las cambios.</text:span></text:p>
        </text:list-item>
      </text:list>
      <text:p text:style-name="P39"/>
      <text:p text:style-name="P4"><text:span text:style-name="T14">Deshacer cambios </text:span><text:span text:style-name="T18">de una transacción: </text:span><text:span text:style-name="Source_20_Text"><text:span text:style-name="T19">ROLLBACK;</text:span></text:span></text:p>
      <text:p text:style-name="P26"><text:span text:style-name="T20">La sentencia </text:span><text:span text:style-name="Source_20_Text"><text:span text:style-name="Emphasis"><text:span text:style-name="T44">ROLLBACK</text:span></text:span></text:span><text:span text:style-name="T20"> permite deshacer los cambios efectuados por la transacción actual, dándola además por finalizada </text:span><text:span text:style-name="T19">y volviendo al estado de la última transacción volcada.</text:span></text:p>
      <text:p text:style-name="P27"><text:span text:style-name="Source_20_Text"><text:span text:style-name="T64">si una transacción termina de forma anormal, por ejemplo, por un fallo de ejecución, los cambios que hasta el momento hubiera realizado la transacción son deshechos de forma automática. </text:span></text:span></text:p>
      <text:p text:style-name="P41"/>
      <text:p text:style-name="P8">Deshacer cambios de una transacción parcialmente</text:p>
      <text:p text:style-name="P28"><text:span text:style-name="T14">Un punto de restauración (</text:span><text:span text:style-name="Source_20_Text"><text:span text:style-name="Emphasis"><text:span text:style-name="T42">SAVEPOINT</text:span></text:span></text:span><text:span text:style-name="T14">) es un marcador intermedio declarado por el usuario </text:span><text:span text:style-name="T21">dentro de </text:span><text:span text:style-name="T14">una transacción. Los puntos de restauración dividen una transacción grande en pequeñas partes.</text:span></text:p>
      <text:p text:style-name="P29"><text:span text:style-name="Source_20_Text"><text:span text:style-name="T65">Establecerlo:</text:span></text:span><text:span text:style-name="Source_20_Text"><text:span text:style-name="T21"><text:tab/></text:span></text:span><text:span text:style-name="Source_20_Text"><text:span text:style-name="T14">SAVEPOINT nombre_punto_restauración;</text:span></text:span></text:p>
      <text:p text:style-name="P29"><text:span text:style-name="Source_20_Text"><text:span text:style-name="T65">Restaurar:</text:span></text:span><text:span text:style-name="Source_20_Text"><text:span text:style-name="T21"> <text:tab/></text:span></text:span><text:span text:style-name="Source_20_Text"><text:span text:style-name="T14">ROLLBACK TO SAVEPOINT nombre_punto_restauración;</text:span></text:span></text:p>
      <text:p text:style-name="P42"/>
      <text:p text:style-name="P13">Acceso simultaneo a los datos: Problemática</text:p>
      <text:p text:style-name="P31"/>
      <text:p text:style-name="P30"><text:span text:style-name="T22">U</text:span><text:span text:style-name="T14">na base de datos multiusuario, las sentencias contenidas en varias transacciones simultáneas pueden actualizar los datos simultáneamente. Las transacciones ejecutadas simultáneamente, deben generar resultados consistentes. Por tanto, una base de datos multiusuario debe asegurar:</text:span></text:p>
      <text:list xml:id="list1473363399" text:style-name="L3">
        <text:list-item>
          <text:p text:style-name="P63"><text:span text:style-name="T39">Concurrencia de datos</text:span><text:span text:style-name="T14">: asegura q. l</text:span><text:span text:style-name="T26">o</text:span><text:span text:style-name="T14">s usuarios pueden acceder a los datos al mismo tiempo</text:span></text:p>
        </text:list-item>
        <text:list-item>
          <text:p text:style-name="P63"><text:span text:style-name="T39">Consistencia de dato</text:span><text:span text:style-name="T14">s: asegura que cada usuario tiene una vista consistente de los datos, incluyendo cambios visibles realizados por este usuario y las finalizadas de otros usuarios.</text:span></text:p>
        </text:list-item>
      </text:list>
      <text:p text:style-name="P32"><text:span text:style-name="T14">El SGBD tiene mecanismos para prevenir la modificación concurrente del mismo dato. Los bloqueos se realizan de forma automática y no requiere la actuación del usuario </text:span><text:span text:style-name="T24">y logran:</text:span></text:p>
      <text:list xml:id="list1260798029" text:style-name="L4">
        <text:list-item>
          <text:p text:style-name="P64"><text:span text:style-name="T39">Consistencia</text:span><text:span text:style-name="T14">: Los datos que están siendo consultados o modificados por un usuario no pueden ser cambiados por otros hasta que el usuario haya finalizado la operación completa. </text:span></text:p>
        </text:list-item>
        <text:list-item>
          <text:p text:style-name="P64"><text:span text:style-name="T39">Integridad</text:span><text:span text:style-name="T14">: Los datos y sus estructuras deben reflejar todos los cambios efectuados sobre ellos en el orden correcto.</text:span></text:p>
        </text:list-item>
      </text:list>
      <text:p text:style-name="P43"/>
      <text:p text:style-name="P9">Políticas de bloqueo</text:p>
      <text:p text:style-name="P34">Los bloqueos afectan a la interacción de lectores y escritores. Un lector es una consulta sobre un recurso, mientras que un escritor es una sentencia que realiza un modificación sobre un recurso:</text:p>
      <text:list xml:id="list979258504" text:style-name="L5">
        <text:list-item>
          <text:p text:style-name="P65">Un registro es bloqueado sólo cuando es modificado por un escritor: Cuando una sentencia actualiza un registro, la transacción obtiene un bloqueo sólo para ese registro. </text:p>
        </text:list-item>
        <text:list-item>
          <text:p text:style-name="P65">Un escritor de un registro bloquea a otro escritor concurrente del mismo registro: Si una transacción está modificando una fila, un bloqueo del registro impide que otra transacción modifique el mismo registro simultáneamente. </text:p>
        </text:list-item>
        <text:list-item>
          <text:p text:style-name="P65">Un lector nunca bloquea a un escritor, quien puede modificar dicho registro. La única excepción es la sentencia <text:span text:style-name="T3">SELECT … FOR UPDATE</text:span>, que es un tipo especial de sentencia <text:span text:style-name="T3">SELECT</text:span> que bloquea el registro que está siendo consultado. </text:p>
        </text:list-item>
        <text:list-item>
          <text:p text:style-name="P65">Un escritor nunca bloquea a un lector: Cuando un registro está siendo modificado, la base de datos proporciona al lector una vista del registro sin los cambios que se están realizando.</text:p>
        </text:list-item>
      </text:list>
      <text:p text:style-name="P36"><text:span text:style-name="T67">H</text:span><text:span text:style-name="T66">ay dos mecanismos para el bloqueo de los datos en una base de datos: el bloqueo </text:span><text:span text:style-name="Strong_20_Emphasis"><text:span text:style-name="T66">pesimista</text:span></text:span><text:span text:style-name="T66"> y </text:span><text:span text:style-name="T68">el</text:span><text:span text:style-name="T66"> bloqueo </text:span><text:span text:style-name="Strong_20_Emphasis"><text:span text:style-name="T66">optimista</text:span></text:span><text:span text:style-name="T66">. </text:span><text:span text:style-name="T14">El bloqueo pesimista </text:span><text:span text:style-name="T25">(</text:span><text:span text:style-name="T14">de registro o tabla</text:span><text:span text:style-name="T25">)</text:span><text:span text:style-name="T14"> se realiza inmediatamente, en cuanto se solicita, mientras que en un bloqueo optimista el acceso al registro o la tabla sólo está cerrado en el momento en que los cambios realizados a ese registro se actualizan en el disco.</text:span></text:p>
      <text:p text:style-name="P44">Esta última situación sólo es apropiada cuando hay menos posibilidad de que alguien necesite <text:soft-page-break/>acceder al registro mientras está bloqueado, de lo contrario no podemos estar seguros de que la actualización tenga éxito, porque el intento de actualizar el registro producirá un error si otro usuario actualiza antes el registro. Con el pesimista se garantiza que el registro será actualizado.</text:p>
      <text:p text:style-name="P45"/>
      <text:p text:style-name="P10">Bloqueos exclusivos y compartidos</text:p>
      <text:p text:style-name="P35">Un recurso, p. e<text:span text:style-name="T84">j</text:span>. un registro de una tabla, sólo puede obtener un bloqueo exclusivo, pero puede conseguir varios bloqueos compartidos.</text:p>
      <text:list xml:id="list4059818699" text:style-name="L6">
        <text:list-item>
          <text:p text:style-name="P67"><text:span text:style-name="Strong_20_Emphasis"><text:span text:style-name="T14">bloqueo exclusivo</text:span></text:span><text:span text:style-name="T14">: </text:span><text:span text:style-name="T27">Este modo </text:span><text:span text:style-name="T14">previene que sea compartido el recurso asociado. Una transacción obtiene un bloqueo exclusivo cuando modifica los datos. La primera transacción que bloquea un recurso exclusivamente, es la única transacción que puede modificar el recurso hasta que el bloqueo exclusivo es liberado. </text:span></text:p>
        </text:list-item>
        <text:list-item>
          <text:p text:style-name="P66"><text:span text:style-name="Strong_20_Emphasis">bloqueo compartido</text:span>: Este modo permite que sea compartido el recurso asociado, dependiendo de la operación en la que se encuentra involucrado. Varios usuarios que estén leyendo datos pueden compartir los datos, realizando bloqueos compartidos para prevenir el acceso concurrente de un escritor que necesita un bloqueo exclusivo. Varias transacciones pueden obtener bloqueos compartidos del mismo recurso. </text:p>
        </text:list-item>
      </text:list>
      <text:p text:style-name="P33"><text:span text:style-name="T28">E</text:span><text:span text:style-name="T14">jemplo: </text:span><text:span text:style-name="T29">Una</text:span><text:span text:style-name="T14"> transacción usa la sentencia </text:span><text:span text:style-name="Source_20_Text"><text:span text:style-name="Emphasis"><text:span text:style-name="T42">SELECT … FOR UPDATE</text:span></text:span></text:span><text:span text:style-name="T14"> para consultar un registro de una tabla, </text:span><text:span text:style-name="T29">y </text:span><text:span text:style-name="T14">obtiene un bloqueo exclusivo del registro y un bloqueo compartido de la tabla. El bloqueo del registro permite a otras sesiones que modifiquen cualquier otro registro que no sea el bloqueado, mientras que el bloqueo de la tabla previene que otras sesiones modifiquen la estructura de la tabla. </text:span><text:span text:style-name="T30">Así</text:span><text:span text:style-name="T14">, la base de datos permite la ejecución de todas las sentencias que sean posibles.</text:span></text:p>
      <text:p text:style-name="P35"/>
      <text:p text:style-name="P11">Bloqueos automáticos</text:p>
      <text:p text:style-name="P37"><text:span text:style-name="T62">Oracle bloquea automáticamente un recurso usado por una transacción para prevenir que otras transacciones realicen alguna acción que requiera acceso exclusivo sobre el mismo recurso. La base de datos adquiere automáticamente diferentes tipo de bloqueos con diferentes niveles de restricción dependiendo del recurso y de la operación que se realice. E</text:span><text:span text:style-name="T14">stán divididos en las categorías:</text:span></text:p>
      <text:list xml:id="list572380510" text:style-name="L7">
        <text:list-item>
          <text:p text:style-name="P61">Bloqueos DML: Garantiza la integridad de los datos accedidos de forma concurrente por varios usuarios. P. ej, evitan que dos clientes compren el último artículo disponible en una tienda on-line. Estos bloqueos pueden ser sobre un sólo registro o sobre la tabla completa. </text:p>
        </text:list-item>
        <text:list-item>
          <text:p text:style-name="P61">Bloqueos DDL: Protegen la definición del esquema de un objeto mientras una operación DDL actúa sobre él. Los bloqueos se realizan de manera automática por cualquier transacción DDL que lo requiera. Los usuarios no pueden solicitarlo explícitamente. </text:p>
        </text:list-item>
        <text:list-item>
          <text:p text:style-name="P61">Bloqueos del sistema: Usa var. tipos para proteger BBDD interna y estructuras de memoria.</text:p>
        </text:list-item>
      </text:list>
      <text:p text:style-name="P46"/>
      <text:p text:style-name="P12">Bloqueos manuales</text:p>
      <text:p text:style-name="P38"><text:span text:style-name="T31">Se </text:span><text:span text:style-name="T14">puede omitir los mecanismos de bloqueo que realiza por defecto la base de datos </text:span><text:span text:style-name="T31">cuando:</text:span></text:p>
      <text:list xml:id="list881024080" text:style-name="L8">
        <text:list-item>
          <text:p text:style-name="P62">En aplicaciones que requieren consistencia en la consulta de datos a nivel de transacciones o en lecturas repetitivas: En este caso, las consultas obtienen datos consistentes en la duración de la transacción, sin reflejar los cambios realizados por otras transacciones. </text:p>
        </text:list-item>
        <text:list-item>
          <text:p text:style-name="P62">En aplicaciones que requieren que una transacción tenga acceso exclusivo a un recurso con el fin de que no tenga que esperar que otras transacciones finalicen. </text:p>
        </text:list-item>
      </text:list>
      <text:p text:style-name="Text_20_body"><text:span text:style-name="T14">La cancelación de los bloqueos automáticos se pueden realizar a nivel de sesión o de transacción. En el nivel de sesión, una sesión puede establecer el nivel requerido de aislamiento de la transacción con la sentencia </text:span><text:span text:style-name="Source_20_Text"><text:span text:style-name="Emphasis"><text:span text:style-name="T42">ALTER SESSION</text:span></text:span></text:span><text:span text:style-name="T14">. En el nivel de transacción, las transacciones que incluyan las siguientes sentencias </text:span>SQL<text:span text:style-name="T14"> omiten el bloqueo por defecto: </text:span></text:p>
      <text:p text:style-name="P55"><text:span text:style-name="Source_20_Text">SET TRANSACTION ISOLATION LEVEL</text:span> </text:p>
      <text:p text:style-name="P55"><text:span text:style-name="Source_20_Text">LOCK TABLE</text:span> </text:p>
      <text:p text:style-name="Text_20_body"><text:span text:style-name="Source_20_Text">SELECT...FOR UPDATE</text:span> </text:p>
      <text:p text:style-name="Text_20_body">Los bloqueos <text:span text:style-name="T81">de </text:span>las sentencias anteriores terminan una vez que la transacción ha finaliza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 style:font-family-complex="FreeSans"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 style:font-family-complex="FreeSans"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daman </meta:initial-creator>
    <meta:creation-date>2013-08-05T23:32:21.061336313</meta:creation-date>
    <dc:date>2023-05-17T20:00:03.169426187</dc:date>
    <meta:editing-duration>PT23H1M46S</meta:editing-duration>
    <meta:editing-cycles>58</meta:editing-cycles>
    <meta:generator>LibreOffice/7.3.7.2$Linux_X86_64 LibreOffice_project/30$Build-2</meta:generator>
    <meta:printed-by>badaman </meta:printed-by>
    <meta:print-date>2013-08-07T21:05:37.554924601</meta:print-date>
    <meta:document-statistic meta:table-count="0" meta:image-count="0" meta:object-count="0" meta:page-count="4" meta:paragraph-count="92" meta:word-count="1985" meta:character-count="13015" meta:non-whitespace-character-count="11101"/>
  </office:meta>
</office:document-meta>
</file>